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fill="gradient" draw:fill-gradient-name="Gradient_20_4" draw:textarea-vertical-align="middle"/>
    </style:style>
    <style:style style:name="gr2" style:family="graphic" style:parent-style-name="objectwithoutfill">
      <style:graphic-properties svg:stroke-color="#008080" draw:fill="none" draw:fill-color="#008080" draw:textarea-vertical-align="middle"/>
    </style:style>
    <style:style style:name="gr3" style:family="graphic" style:parent-style-name="standard">
      <style:graphic-properties draw:fill="gradient" draw:fill-color="#008080" draw:fill-gradient-name="Gradient_20_4" draw:textarea-vertical-align="middle" draw:auto-grow-height="false" fo:min-height="0.749cm" fo:min-width="0.499cm"/>
    </style:style>
    <style:style style:name="gr4" style:family="graphic" style:parent-style-name="standard">
      <style:graphic-properties draw:fill="gradient" draw:fill-color="#008080" draw:fill-gradient-name="Gradient_20_4" draw:textarea-horizontal-align="justify" draw:textarea-vertical-align="middle" draw:auto-grow-height="false" fo:min-height="0cm" fo:min-width="0cm" fo:wrap-option="no-wrap"/>
    </style:style>
    <style:style style:name="P1" style:family="paragraph">
      <style:paragraph-properties fo:text-align="center"/>
    </style:style>
  </office:automatic-styles>
  <office:body>
    <office:drawing>
      <draw:page draw:name="page1" draw:style-name="dp1" draw:master-page-name="Default">
        <draw:rect draw:style-name="gr1" draw:text-style-name="P1" draw:layer="layout" svg:width="19.59cm" svg:height="25.94cm" svg:x="1cm" svg:y="1cm">
          <text:p/>
        </draw:rect>
        <draw:path draw:style-name="gr2" draw:text-style-name="P1" draw:layer="layout" svg:width="18.261cm" svg:height="24.943cm" svg:x="1.762cm" svg:y="1.249cm" svg:viewBox="0 0 18262 24944" svg:d="m318 21328c-221 931-323 2758 444 3188 756 424 1988 30 2794-127 1152-224 13320 1138 14097 254 879-1000-459-1500 381-2540 757-937-636-4308-381-5334 288-1157-76-14431-127-15621-54-1274-1380 889-1905-381-452-1095-4102 1741-4699 762-1125-1845-4932-1801-5461-1016-671 995-4478-967-4953 127-345 795-446 14018-508 14859v-3175l762 10414-127-4445">
          <text:p/>
        </draw:path>
        <draw:path draw:style-name="gr2" draw:text-style-name="P1" draw:layer="layout" svg:width="19.364cm" svg:height="25.664cm" svg:x="1.124cm" svg:y="1.258cm" svg:viewBox="0 0 19365 25665" svg:d="m14100 24253c-1324 291-2849 1089-3683 381-588-499-8805-2741-8255 127 238 1241 2010-1643 2032-381 18 1040 483-1653 1041-742 502 821 1684 970 2629 1188 1195 276 2525 306 3635-297 1630-886 5258 807 6665-403 1399-1204-249-5733 527-7246 601-1171 532-2518 464-3788-64-1214-772-2346-1624-3194-1013-1007 1691-1781 506-2663-954-710 1334-2418 254-2540-1727-196-14764-5121-15367-4191-540 833-1888-987-1651 0 245 1027 15905 760 16764 127 2101-1549 33 14672 254 12192 129-1458-724-10233-889-11684-114-998-5165-787-6290-821-1651-50-8626 17-9585 1075-1048 1155-701 888-889 2413-322 2595-315 18615-127 21209 72 992 6911-589 8255-508 1734 105 8386-7014 9779-8128 1188-950-320-3429-127-4826 223-1610 926-4795-635-5969-1336-1004-10244-4337-11938-4572-1115-155-3997 152-5080 381-1885 399 1346 5541 293 7020-1676 2352-52 5394 88 8220 109 2222-1042 3999 127 6096 883 1585 895 1475 2261 1726 4050 746 11427 1684 13868-456 2510-2201-84-9980 1058-13061 825-2229 1144-5059-620-7130-1209-1419-2955-2647-4872-2673-1848-25-3227-2165-4837-504-2235 2304-5872-2096-7112 889-1106 2660-1078 19925 0 22606 1035 2575 13376-340 16256 254 4503 928-2196-1449 1016-4064 2356-1919-6825 6776-5207 4191 1522-2433 2485 3114 2540 381 34-1677 4565-291 2921-635-1729-362 1740-4534 127-3810-2039 915 142-15055-508-12954-833 2692-808 3965 0 6604 659 2152-1594 3623 508 4318 1327 439-1208 6316-127 4826 1282-1767-3008 3129-2667 1016 371-2298 5426 1798 2667 127-2410-1460 2362-23609-381-23622-2910-14-15574-1551-17526 254-1889 1746 1968 20829 1778 23368-97 1304-181-666 1016 508 834 818 2412 321 3302-254 850-548-5367 732-5969-127-1278-1820 2109-21616 0-22225-2443-706 3117-1115 635-1651-1344-290 519 8155-635 8890-1590 1013-270 3546 127 4953 319 1133-1409 1876-381 2667l127 2540 381 4318-381-2286">
          <text:p/>
        </draw:path>
        <draw:path draw:style-name="gr2" draw:text-style-name="P1" draw:layer="layout" svg:width="19.278cm" svg:height="25.09cm" svg:x="1.268cm" svg:y="1.182cm" svg:viewBox="0 0 19279 25091" svg:d="m1002 22297c-302 988-1746-10124-508-9652 1176 449-1105-6610 254-6477 1329 130-778-2305 0-3048 867-828-113-1346 0-2413 107-1013 3527 764 3429-254-86-892 6192 1077 5588 254-833-1133 4857 154 3429 254s3869-2121 3048-127c-368 895 1358-937 1397 0 38 946-1385 1650 762 1905 1298 154-1566 7627-254 7747 1187 108-1202 1870 0 2032 2141 289-821 5903-127 4953 768-1052-212-10238-17-11428 194-1179-484-4794 398-4193 1268 864-1464 1005-254 2032 1263 1072 529 6028 635 7239 113 1281-249 10893-1397 11557-1696 981 2861-7685 915-7129-1312 375 2061 3795 609 3700-1902-125-147-4252-381-5461-300-1548 39-3903 0-5461-31-1262 223-5599 127-6858-66-856-620-328-1778-889-1223-592-8301 227-9652 0-1717-289-5328-1126-5588 127-237 1141-1992-185-1270 889 1094 1627 256 20918 1524 22479 1221 1503 5322-1276 6477 254 409 542 5633 1073 7112 381l2413 381">
          <text:p/>
        </draw:path>
        <draw:custom-shape draw:style-name="gr3" draw:text-style-name="P1" draw:layer="layout" svg:width="13.589cm" svg:height="12.7cm" svg:x="5.826cm" svg:y="11.922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4" draw:text-style-name="P1" draw:layer="layout" svg:width="9.398cm" svg:height="6.604cm" svg:x="4.302cm" svg:y="4.556cm">
          <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4" draw:display-name="Gradient 4" draw:style="ellipsoid" draw:cx="40%" draw:cy="40%" draw:start-color="#ffff00" draw:end-color="#008000" draw:start-intensity="100%" draw:end-intensity="100%" draw:angle="900" draw:border="30%"/>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Sara Busby</meta:initial-creator>
    <meta:creation-date>2017-06-05T14:34:59</meta:creation-date>
    <dc:date>2017-06-05T14:46:36</dc:date>
    <dc:creator>Sara Busby</dc:creator>
    <meta:editing-duration>PT11M39S</meta:editing-duration>
    <meta:editing-cycles>1</meta:editing-cycles>
    <meta:document-statistic meta:object-count="6"/>
    <meta:generator>OpenOffice/4.0.1$Unix OpenOffice.org_project/401m5$Build-9714</meta:generator>
  </office:meta>
</office:document-meta>
</file>